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text-properties fo:language="zxx" fo:country="none" fo:font-weight="normal" officeooo:paragraph-rsid="013f4f59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5310fc" style:font-weight-asian="normal" style:font-weight-complex="normal"/>
    </style:style>
    <style:style style:name="T3" style:family="text">
      <style:text-properties fo:font-weight="normal" officeooo:rsid="01531129" style:font-weight-asian="normal" style:font-weight-complex="normal"/>
    </style:style>
    <style:style style:name="T4" style:family="text">
      <style:text-properties fo:font-weight="normal" officeooo:rsid="01535b80" style:font-weight-asian="normal" style:font-weight-complex="normal"/>
    </style:style>
    <style:style style:name="T5" style:family="text">
      <style:text-properties fo:font-weight="normal" officeooo:rsid="01542216" style:font-weight-asian="normal" style:font-weight-complex="normal"/>
    </style:style>
    <style:style style:name="T6" style:family="text">
      <style:text-properties fo:font-weight="normal" officeooo:rsid="0155e721" style:font-weight-asian="normal" style:font-weight-complex="normal"/>
    </style:style>
    <style:style style:name="T7" style:family="text">
      <style:text-properties fo:font-weight="normal" officeooo:rsid="0155fc38" style:font-weight-asian="normal" style:font-weight-complex="normal"/>
    </style:style>
    <style:style style:name="T8" style:family="text">
      <style:text-properties fo:font-weight="normal" officeooo:rsid="01564db4" style:font-weight-asian="normal" style:font-weight-complex="normal"/>
    </style:style>
    <style:style style:name="T9" style:family="text">
      <style:text-properties fo:font-weight="normal" officeooo:rsid="0157ac2f" style:font-weight-asian="normal" style:font-weight-complex="normal"/>
    </style:style>
    <style:style style:name="T10" style:family="text">
      <style:text-properties fo:font-weight="normal" officeooo:rsid="0158b4be" style:font-weight-asian="normal" style:font-weight-complex="normal"/>
    </style:style>
    <style:style style:name="T11" style:family="text">
      <style:text-properties fo:font-weight="normal" officeooo:rsid="015999c7" style:font-weight-asian="normal" style:font-weight-complex="normal"/>
    </style:style>
    <style:style style:name="T12" style:family="text">
      <style:text-properties fo:font-weight="normal" officeooo:rsid="015ad8cc" style:font-weight-asian="normal" style:font-weight-complex="normal"/>
    </style:style>
    <style:style style:name="T13" style:family="text">
      <style:text-properties fo:font-weight="normal" officeooo:rsid="015b2091" style:font-weight-asian="normal" style:font-weight-complex="normal"/>
    </style:style>
    <style:style style:name="T14" style:family="text">
      <style:text-properties fo:font-weight="normal" officeooo:rsid="015b7540" style:font-weight-asian="normal" style:font-weight-complex="normal"/>
    </style:style>
    <style:style style:name="T15" style:family="text">
      <style:text-properties fo:font-weight="normal" officeooo:rsid="015cdb88" style:font-weight-asian="normal" style:font-weight-complex="normal"/>
    </style:style>
    <style:style style:name="T16" style:family="text">
      <style:text-properties fo:font-weight="normal" officeooo:rsid="015e0944" style:font-weight-asian="normal" style:font-weight-complex="normal"/>
    </style:style>
    <style:style style:name="T17" style:family="text">
      <style:text-properties fo:font-weight="normal" officeooo:rsid="0161d32c" style:font-weight-asian="normal" style:font-weight-complex="normal"/>
    </style:style>
    <style:style style:name="T18" style:family="text">
      <style:text-properties style:text-underline-style="none"/>
    </style:style>
    <style:style style:name="T19" style:family="text">
      <style:text-properties officeooo:rsid="0089527f"/>
    </style:style>
    <style:style style:name="T20" style:family="text">
      <style:text-properties officeooo:rsid="009ec488"/>
    </style:style>
    <style:style style:name="T21" style:family="text">
      <style:text-properties fo:language="zxx" fo:country="none" style:language-asian="zxx" style:country-asian="none" style:language-complex="zxx" style:country-complex="none"/>
    </style:style>
    <style:style style:name="T22" style:family="text">
      <style:text-properties fo:language="zxx" fo:country="none" officeooo:rsid="00e8a060" style:language-asian="zxx" style:country-asian="none" style:language-complex="zxx" style:country-complex="none"/>
    </style:style>
    <style:style style:name="T23" style:family="text">
      <style:text-properties fo:language="zxx" fo:country="none" officeooo:rsid="00ea03bd" style:language-asian="zxx" style:country-asian="none" style:language-complex="zxx" style:country-complex="none"/>
    </style:style>
    <style:style style:name="T24" style:family="text">
      <style:text-properties fo:language="zxx" fo:country="none" officeooo:rsid="00ed74aa" style:language-asian="zxx" style:country-asian="none" style:language-complex="zxx" style:country-complex="none"/>
    </style:style>
    <style:style style:name="T25" style:family="text">
      <style:text-properties fo:language="zxx" fo:country="none" officeooo:rsid="00f46c05" style:language-asian="zxx" style:country-asian="none" style:language-complex="zxx" style:country-complex="none"/>
    </style:style>
    <style:style style:name="T26" style:family="text">
      <style:text-properties fo:language="zxx" fo:country="none" officeooo:rsid="00f680fa" style:language-asian="zxx" style:country-asian="none" style:language-complex="zxx" style:country-complex="none"/>
    </style:style>
    <style:style style:name="T27" style:family="text">
      <style:text-properties fo:language="zxx" fo:country="none" officeooo:rsid="00f9132d" style:language-asian="zxx" style:country-asian="none" style:language-complex="zxx" style:country-complex="none"/>
    </style:style>
    <style:style style:name="T28" style:family="text">
      <style:text-properties fo:language="zxx" fo:country="none" officeooo:rsid="00fa877d" style:language-asian="zxx" style:country-asian="none" style:language-complex="zxx" style:country-complex="none"/>
    </style:style>
    <style:style style:name="T29" style:family="text">
      <style:text-properties fo:language="zxx" fo:country="none" officeooo:rsid="00fc446a" style:language-asian="zxx" style:country-asian="none" style:language-complex="zxx" style:country-complex="none"/>
    </style:style>
    <style:style style:name="T30" style:family="text">
      <style:text-properties officeooo:rsid="01070495"/>
    </style:style>
    <style:style style:name="T31" style:family="text">
      <style:text-properties officeooo:rsid="01080314"/>
    </style:style>
    <style:style style:name="T32" style:family="text">
      <style:text-properties officeooo:rsid="010b827f"/>
    </style:style>
    <style:style style:name="T33" style:family="text">
      <style:text-properties officeooo:rsid="011135cf"/>
    </style:style>
    <style:style style:name="T34" style:family="text">
      <style:text-properties officeooo:rsid="0118027e"/>
    </style:style>
    <style:style style:name="T35" style:family="text">
      <style:text-properties officeooo:rsid="0119043b"/>
    </style:style>
    <style:style style:name="T36" style:family="text">
      <style:text-properties officeooo:rsid="0119dbed"/>
    </style:style>
    <style:style style:name="T37" style:family="text">
      <style:text-properties officeooo:rsid="011c782f"/>
    </style:style>
    <style:style style:name="T38" style:family="text">
      <style:text-properties officeooo:rsid="011f88b8"/>
    </style:style>
    <style:style style:name="T39" style:family="text">
      <style:text-properties officeooo:rsid="011fb3d7"/>
    </style:style>
    <style:style style:name="T40" style:family="text">
      <style:text-properties officeooo:rsid="012123bd"/>
    </style:style>
    <style:style style:name="T41" style:family="text">
      <style:text-properties officeooo:rsid="0121bcc2"/>
    </style:style>
    <style:style style:name="T42" style:family="text">
      <style:text-properties officeooo:rsid="0122e370"/>
    </style:style>
    <style:style style:name="T43" style:family="text">
      <style:text-properties officeooo:rsid="001381ba"/>
    </style:style>
    <style:style style:name="T44" style:family="text">
      <style:text-properties officeooo:rsid="00154ad5"/>
    </style:style>
    <style:style style:name="T45" style:family="text">
      <style:text-properties officeooo:rsid="0016f415"/>
    </style:style>
    <style:style style:name="T46" style:family="text">
      <style:text-properties officeooo:rsid="001eb843"/>
    </style:style>
    <style:style style:name="T47" style:family="text">
      <style:text-properties officeooo:rsid="00225a85"/>
    </style:style>
    <style:style style:name="T48" style:family="text">
      <style:text-properties officeooo:rsid="0023cfa0"/>
    </style:style>
    <style:style style:name="T49" style:family="text">
      <style:text-properties officeooo:rsid="00264554"/>
    </style:style>
    <style:style style:name="T50" style:family="text">
      <style:text-properties officeooo:rsid="002ca78d"/>
    </style:style>
    <style:style style:name="T51" style:family="text">
      <style:text-properties officeooo:rsid="0032810f"/>
    </style:style>
    <style:style style:name="T52" style:family="text">
      <style:text-properties officeooo:rsid="003487a2"/>
    </style:style>
    <style:style style:name="T53" style:family="text">
      <style:text-properties officeooo:rsid="00379750"/>
    </style:style>
    <style:style style:name="T54" style:family="text">
      <style:text-properties officeooo:rsid="003f54f8"/>
    </style:style>
    <style:style style:name="T55" style:family="text">
      <style:text-properties officeooo:rsid="00500f95"/>
    </style:style>
    <style:style style:name="T56" style:family="text">
      <style:text-properties officeooo:rsid="00543d1b"/>
    </style:style>
    <style:style style:name="T57" style:family="text">
      <style:text-properties officeooo:rsid="005cfa87"/>
    </style:style>
    <style:style style:name="T58" style:family="text">
      <style:text-properties officeooo:rsid="005f0592"/>
    </style:style>
    <style:style style:name="T59" style:family="text">
      <style:text-properties officeooo:rsid="00627e50"/>
    </style:style>
    <style:style style:name="T60" style:family="text">
      <style:text-properties officeooo:rsid="0067ab33"/>
    </style:style>
    <style:style style:name="T61" style:family="text">
      <style:text-properties officeooo:rsid="006e05d0"/>
    </style:style>
    <style:style style:name="T62" style:family="text">
      <style:text-properties officeooo:rsid="0071db86"/>
    </style:style>
    <style:style style:name="T63" style:family="text">
      <style:text-properties officeooo:rsid="007425c0"/>
    </style:style>
    <style:style style:name="T64" style:family="text">
      <style:text-properties officeooo:rsid="007c0031"/>
    </style:style>
    <style:style style:name="T65" style:family="text">
      <style:text-properties officeooo:rsid="007d3e76"/>
    </style:style>
    <style:style style:name="T66" style:family="text">
      <style:text-properties officeooo:rsid="00860ca8"/>
    </style:style>
    <style:style style:name="T67" style:family="text">
      <style:text-properties officeooo:rsid="008abcca"/>
    </style:style>
    <style:style style:name="T68" style:family="text">
      <style:text-properties officeooo:rsid="008dd37b"/>
    </style:style>
    <style:style style:name="T69" style:family="text">
      <style:text-properties officeooo:rsid="0091dfac"/>
    </style:style>
    <style:style style:name="T70" style:family="text">
      <style:text-properties officeooo:rsid="00957bb4"/>
    </style:style>
    <style:style style:name="T71" style:family="text">
      <style:text-properties officeooo:rsid="009a1671"/>
    </style:style>
    <style:style style:name="T72" style:family="text">
      <style:text-properties officeooo:rsid="009e0c52"/>
    </style:style>
    <style:style style:name="T73" style:family="text">
      <style:text-properties officeooo:rsid="00a0faf4"/>
    </style:style>
    <style:style style:name="T74" style:family="text">
      <style:text-properties officeooo:rsid="00a611f9"/>
    </style:style>
    <style:style style:name="T75" style:family="text">
      <style:text-properties officeooo:rsid="00a7de14"/>
    </style:style>
    <style:style style:name="T76" style:family="text">
      <style:text-properties officeooo:rsid="00aa6f3c"/>
    </style:style>
    <style:style style:name="T77" style:family="text">
      <style:text-properties officeooo:rsid="00add6e2"/>
    </style:style>
    <style:style style:name="T78" style:family="text">
      <style:text-properties officeooo:rsid="00b3f07f"/>
    </style:style>
    <style:style style:name="T79" style:family="text">
      <style:text-properties officeooo:rsid="00b572f5"/>
    </style:style>
    <style:style style:name="T80" style:family="text">
      <style:text-properties officeooo:rsid="00b5c8f7"/>
    </style:style>
    <style:style style:name="T81" style:family="text">
      <style:text-properties officeooo:rsid="00b62846"/>
    </style:style>
    <style:style style:name="T82" style:family="text">
      <style:text-properties officeooo:rsid="00ba5d83"/>
    </style:style>
    <style:style style:name="T83" style:family="text">
      <style:text-properties officeooo:rsid="00be538d"/>
    </style:style>
    <style:style style:name="T84" style:family="text">
      <style:text-properties officeooo:rsid="00bf61da"/>
    </style:style>
    <style:style style:name="T85" style:family="text">
      <style:text-properties officeooo:rsid="00c273e5"/>
    </style:style>
    <style:style style:name="T86" style:family="text">
      <style:text-properties officeooo:rsid="00c56630"/>
    </style:style>
    <style:style style:name="T87" style:family="text">
      <style:text-properties officeooo:rsid="00c7e723"/>
    </style:style>
    <style:style style:name="T88" style:family="text">
      <style:text-properties officeooo:rsid="00c8b38d"/>
    </style:style>
    <style:style style:name="T89" style:family="text">
      <style:text-properties officeooo:rsid="00c98d7c"/>
    </style:style>
    <style:style style:name="T90" style:family="text">
      <style:text-properties officeooo:rsid="00cb030b"/>
    </style:style>
    <style:style style:name="T91" style:family="text">
      <style:text-properties officeooo:rsid="00cbdf79"/>
    </style:style>
    <style:style style:name="T92" style:family="text">
      <style:text-properties officeooo:rsid="00cc1cf0"/>
    </style:style>
    <style:style style:name="T93" style:family="text">
      <style:text-properties officeooo:rsid="00cfa071"/>
    </style:style>
    <style:style style:name="T94" style:family="text">
      <style:text-properties officeooo:rsid="00d17748"/>
    </style:style>
    <style:style style:name="T95" style:family="text">
      <style:text-properties officeooo:rsid="00d45ac9"/>
    </style:style>
    <style:style style:name="T96" style:family="text">
      <style:text-properties officeooo:rsid="00d82034"/>
    </style:style>
    <style:style style:name="T97" style:family="text">
      <style:text-properties officeooo:rsid="00d7e946"/>
    </style:style>
    <style:style style:name="T98" style:family="text">
      <style:text-properties officeooo:rsid="00dac57c"/>
    </style:style>
    <style:style style:name="T99" style:family="text">
      <style:text-properties officeooo:rsid="00deff30"/>
    </style:style>
    <style:style style:name="T100" style:family="text">
      <style:text-properties officeooo:rsid="00e13919"/>
    </style:style>
    <style:style style:name="T101" style:family="text">
      <style:text-properties officeooo:rsid="00e29110"/>
    </style:style>
    <style:style style:name="T102" style:family="text">
      <style:text-properties officeooo:rsid="00e7ef8d"/>
    </style:style>
    <style:style style:name="T103" style:family="text">
      <style:text-properties officeooo:rsid="00fe0f27"/>
    </style:style>
    <style:style style:name="T104" style:family="text">
      <style:text-properties officeooo:rsid="00ffaa5d"/>
    </style:style>
    <style:style style:name="T105" style:family="text">
      <style:text-properties officeooo:rsid="01008314"/>
    </style:style>
    <style:style style:name="T106" style:family="text">
      <style:text-properties officeooo:rsid="0101cd9f"/>
    </style:style>
    <style:style style:name="T107" style:family="text">
      <style:text-properties officeooo:rsid="01055adc"/>
    </style:style>
    <style:style style:name="T108" style:family="text">
      <style:text-properties officeooo:rsid="010a4aee"/>
    </style:style>
    <style:style style:name="T109" style:family="text">
      <style:text-properties officeooo:rsid="010dfa3f"/>
    </style:style>
    <style:style style:name="T110" style:family="text">
      <style:text-properties officeooo:rsid="010f4147"/>
    </style:style>
    <style:style style:name="T111" style:family="text">
      <style:text-properties officeooo:rsid="010f5de0"/>
    </style:style>
    <style:style style:name="T112" style:family="text">
      <style:text-properties officeooo:rsid="01115878"/>
    </style:style>
    <style:style style:name="T113" style:family="text">
      <style:text-properties officeooo:rsid="0112d83a"/>
    </style:style>
    <style:style style:name="T114" style:family="text">
      <style:text-properties officeooo:rsid="01256fd6"/>
    </style:style>
    <style:style style:name="T115" style:family="text">
      <style:text-properties officeooo:rsid="01258b95"/>
    </style:style>
    <style:style style:name="T116" style:family="text">
      <style:text-properties officeooo:rsid="01271336"/>
    </style:style>
    <style:style style:name="T117" style:family="text">
      <style:text-properties officeooo:rsid="0128ba68"/>
    </style:style>
    <style:style style:name="T118" style:family="text">
      <style:text-properties officeooo:rsid="006c4f9f"/>
    </style:style>
    <style:style style:name="T119" style:family="text">
      <style:text-properties officeooo:rsid="01341cf2"/>
    </style:style>
    <style:style style:name="T120" style:family="text">
      <style:text-properties officeooo:rsid="01369fc5"/>
    </style:style>
    <style:style style:name="T121" style:family="text">
      <style:text-properties officeooo:rsid="01377409"/>
    </style:style>
    <style:style style:name="T122" style:family="text">
      <style:text-properties officeooo:rsid="013caa75"/>
    </style:style>
    <style:style style:name="T123" style:family="text">
      <style:text-properties officeooo:rsid="01435af2"/>
    </style:style>
    <style:style style:name="T124" style:family="text">
      <style:text-properties officeooo:rsid="01450905"/>
    </style:style>
    <style:style style:name="T125" style:family="text">
      <style:text-properties officeooo:rsid="01467942"/>
    </style:style>
    <style:style style:name="T126" style:family="text">
      <style:text-properties officeooo:rsid="0146a29e"/>
    </style:style>
    <style:style style:name="T127" style:family="text">
      <style:text-properties officeooo:rsid="01475802"/>
    </style:style>
    <style:style style:name="T128" style:family="text">
      <style:text-properties officeooo:rsid="014b6b23"/>
    </style:style>
    <style:style style:name="T129" style:family="text">
      <style:text-properties officeooo:rsid="014d459c"/>
    </style:style>
    <style:style style:name="T130" style:family="text">
      <style:text-properties officeooo:rsid="014e84db"/>
    </style:style>
    <style:style style:name="T131" style:family="text">
      <style:text-properties officeooo:rsid="01502894"/>
    </style:style>
    <style:style style:name="T132" style:family="text">
      <style:text-properties officeooo:rsid="0151f045"/>
    </style:style>
    <style:style style:name="T133" style:family="text">
      <style:text-properties officeooo:rsid="01298b0f"/>
    </style:style>
    <style:style style:name="T134" style:family="text">
      <style:text-properties officeooo:rsid="012cd9ba"/>
    </style:style>
    <style:style style:name="T135" style:family="text">
      <style:text-properties officeooo:rsid="012e0d81"/>
    </style:style>
    <style:style style:name="T136" style:family="text">
      <style:text-properties officeooo:rsid="012f02d2"/>
    </style:style>
    <style:style style:name="T137" style:family="text">
      <style:text-properties officeooo:rsid="012f083d"/>
    </style:style>
    <style:style style:name="T138" style:family="text">
      <style:text-properties officeooo:rsid="012f31e7"/>
    </style:style>
    <style:style style:name="T139" style:family="text">
      <style:text-properties officeooo:rsid="01306d11"/>
    </style:style>
    <style:style style:name="T140" style:family="text">
      <style:text-properties officeooo:rsid="01325df1"/>
    </style:style>
    <style:style style:name="T141" style:family="text">
      <style:text-properties officeooo:rsid="013936c7"/>
    </style:style>
    <style:style style:name="T142" style:family="text">
      <style:text-properties officeooo:rsid="01378349"/>
    </style:style>
    <style:style style:name="T143" style:family="text">
      <style:text-properties officeooo:rsid="01542216"/>
    </style:style>
    <style:style style:name="T144" style:family="text">
      <style:text-properties officeooo:rsid="0155e721"/>
    </style:style>
    <style:style style:name="T145" style:family="text">
      <style:text-properties officeooo:rsid="0155fc38"/>
    </style:style>
    <style:style style:name="T146" style:family="text">
      <style:text-properties officeooo:rsid="01564db4"/>
    </style:style>
    <style:style style:name="T147" style:family="text">
      <style:text-properties officeooo:rsid="0157ac2f"/>
    </style:style>
    <style:style style:name="T148" style:family="text">
      <style:text-properties officeooo:rsid="0158b4be"/>
    </style:style>
    <style:style style:name="T149" style:family="text">
      <style:text-properties officeooo:rsid="015999c7"/>
    </style:style>
    <style:style style:name="T150" style:family="text">
      <style:text-properties officeooo:rsid="015ad8cc"/>
    </style:style>
    <style:style style:name="T151" style:family="text">
      <style:text-properties officeooo:rsid="015b2091"/>
    </style:style>
    <style:style style:name="T152" style:family="text">
      <style:text-properties officeooo:rsid="015b7540"/>
    </style:style>
    <style:style style:name="T153" style:family="text">
      <style:text-properties officeooo:rsid="015cdb88"/>
    </style:style>
    <style:style style:name="T154" style:family="text">
      <style:text-properties officeooo:rsid="015e0944"/>
    </style:style>
    <style:style style:name="T155" style:family="text">
      <style:text-properties officeooo:rsid="0161d3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l sonf vorz ji, goho yad <text:span text:style-name="T43">b</text:span>alt, l<text:span text:style-name="T44">o</text:span>nsh <text:span text:style-name="T44">k</text:span>alz vonfo; Sobra zol ror i ta nazpsad, <text:span text:style-name="T45">grã</text:span> ta malpërj; Di-es holk kwã nothoa zimz, od <text:span text:style-name="T46">koma</text:span> ta noblo zĩn; Soba thil <text:span text:style-name="T47">jënomp</text:span> <text:span text:style-name="T48">përj</text:span> aldi; Di-es <text:span text:style-name="T19">y</text:span>urb<text:span text:style-name="T49">z</text:span> obole ji rësam; <text:span text:style-name="T50">K</text:span>asarm ohorela taba Pĩr; Di-es zonren<text:span text:style-name="T51">j</text:span> <text:span text:style-name="T52">k</text:span>ab erm <text:span text:style-name="T53">yadna</text:span>. Pila farzëm znurza adna gono <text:span text:style-name="T54">Yadpil</text:span>, di-es homto; Soba ipam, lu ipamis; Di-es loholo vep zomd poamal, od bogpa ã-i ta piap piamol od vau-an. Zakare<text:span text:style-name="T18">,</text:span> ka, od zamran; odo sikle kwã; zorj, lap zirdo noko Mad, hoath Yaida.</text:p>
      <text:p text:style-name="P2"/>
      <text:p text:style-name="P2">A<text:span text:style-name="T55">j</text:span>t upã zong om fa<text:span text:style-name="T56">-</text:span>a<text:span text:style-name="T56">-</text:span>ip sald, viu El? Sobam yalpërj izazaz piad<text:span text:style-name="T57">f</text:span>; <text:span text:style-name="T58">K</text:span>asarma abramj ta talho para<text:span text:style-name="T59">k</text:span>leda, kwa ta lorselkwa turb<text:span text:style-name="T60">z</text:span> õ-ge balto. <text:span text:style-name="T61">Jivi</text:span> kis lu<text:span text:style-name="T62">z</text:span>d orri, od mi<text:span text:style-name="T63">k</text:span>alp kis bia ozongon; lap noan trof kors ta je, o<text:span text:style-name="T64">k</text:span> manin <text:span text:style-name="T65">Y</text:span>aidon. Torzu, gohe El; zakar, ka, s no<text:span text:style-name="T66">kw</text:span>od; zamran mikalzo, od ozazëm <text:span text:style-name="T67">y</text:span>urelp; lap zir I<text:span text:style-name="T68">-</text:span>o<text:span text:style-name="T68">-y</text:span>ad.</text:p>
      <text:p text:style-name="P2"/>
      <text:p text:style-name="P2">Mikma, goho Piad, zir <text:span text:style-name="T69">komsel</text:span> a zĩn bia<text:span text:style-name="T70">b</text:span> os londo. Norz kis othil <text:span text:style-name="T71">jijipa</text:span>, und<text:span text:style-name="T71">ë</text:span>l kis ta puim, kwa mosple telok, kwĩn toltor<text:span text:style-name="T72">j</text:span> <text:span text:style-name="T20">k</text:span>is<text:span text:style-name="T20"> </text:span>i kis je, <text:span text:style-name="T73">e</text:span>m ozin, di-es ti bër<text:span text:style-name="T74">j</text:span>da od torzul. I li eol balzar<text:span text:style-name="T75">j</text:span>, od ãla thiln os netab, dluga vomsar<text:span text:style-name="T76">j</text:span> lonsa <text:span text:style-name="T77">k</text:span>apmiali vorz cla, homil kokazb fafen izizop od <text:span text:style-name="T78">mĩnõj</text:span> d<text:span text:style-name="T78">i</text:span> ji netab, vaun nana<text:span text:style-name="T79">i-</text:span>el, panp<text:span text:style-name="T80">ë</text:span>r malpër<text:span text:style-name="T81">j</text:span>i kaozj pild. Noan unalã balt od vau-an. Do<text:span text:style-name="T82">-</text:span>o<text:span text:style-name="T82">-y</text:span>ap Mad, goholor, gohus, amiran. Mikma <text:span text:style-name="T83">y</text:span>ehusoz <text:span text:style-name="T84">kakakom</text:span>, od do-o-a<text:span text:style-name="T85">-</text:span>in noar mikalz ã-i om; Kasarmj gohia: Zakar, unigla<text:span text:style-name="T86">j</text:span>, od imvamar pugo plapli anana<text:span text:style-name="T87">-</text:span>el <text:span text:style-name="T88">kwãn</text:span>.</text:p>
      <text:p text:style-name="P2"/>
      <text:p text:style-name="P2">Othil la<text:span text:style-name="T89">z</text:span>di babaje, od <text:span text:style-name="T90">dorfa</text:span>, gohol: ji kis je avavago kormp p<text:span text:style-name="T91">i</text:span>d<text:span text:style-name="T91">i</text:span>, di-es sonf viu diu? <text:span text:style-name="T92">K</text:span>asarmi oali map<text:span text:style-name="T93">ë</text:span>m, sobam aj <text:span text:style-name="T94">k</text:span>ormpo <text:span text:style-name="T95">krip</text:span> el, kasarmj kro-od<text:span text:style-name="T96">-</text:span>zi kis od ujej; di-es ti, <text:span text:style-name="T97">k</text:span>apimali, kis <text:span text:style-name="T97">k</text:span>apimaon; od lonshin kis ta lo cla. Torgu, nor <text:span text:style-name="T98">kw</text:span>asahi, od ef kaozga; bagle zir <text:span text:style-name="T99">e</text:span>-ne yad, di-es i od apila. Do<text:span text:style-name="T100">-</text:span>o<text:span text:style-name="T100">-</text:span>aip <text:span text:style-name="T101">Kwã</text:span>l, zakar, od zamran obelisong, rest el ã<text:span text:style-name="T102">f</text:span> nor molap.</text:p>
      <text:p text:style-name="P2"/>
      <text:p text:style-name="P4"><text:span text:style-name="T21">Sapa</text:span><text:span text:style-name="T22"> </text:span><text:span text:style-name="T21">zimĩ di diu, od noas ta </text:span><text:span text:style-name="T23">kw</text:span><text:span text:style-name="T21">anis Adroch, dor</text:span><text:span text:style-name="T24">f</text:span><text:span text:style-name="T21">al kaozj, od fãnts piripsol ta blior; kasarm amipzi nazarth af, od dlugar zizop zlida kaozji toltorgi; od zë kis esias</text:span><text:span text:style-name="T25">k</text:span><text:span text:style-name="T21"> el ta viu, od yaod thild, di-es hubar peoal, soba </text:span><text:span text:style-name="T26">k</text:span><text:span text:style-name="T21">ormfa kis ta la, uls od kwa kokazb. Ka </text:span><text:span text:style-name="T27">n</text:span><text:span text:style-name="T21">ĩs od darb</text:span><text:span text:style-name="T28">z</text:span><text:span text:style-name="T21"> </text:span><text:span text:style-name="T28">kwãs</text:span><text:span text:style-name="T21">; ef etharzi od bliora; </text:span><text:span text:style-name="T29">yayal</text:span><text:span text:style-name="T21"> ednas </text:span><text:span text:style-name="T29">sikles</text:span><text:span text:style-name="T21">, bagle je yad El.</text:span></text:p>
      <text:p text:style-name="P2"/>
      <text:p text:style-name="P2">Ga<text:span text:style-name="T103">h</text:span> s diu em, mikalzo pilzin; sobam el har<text:span text:style-name="T104">j</text:span> mir babalon od oblo<text:span text:style-name="T105">k</text:span> samvel<text:span text:style-name="T105">j</text:span>, dlugar malpërj ar kaozji, od acam <text:span text:style-name="T106">k</text:span>anal; sobol zar ef bliard kaozji, od kis a netab od miam ta viu od di. Darsar solpeth bien; brita od za<text:span text:style-name="T107">k</text:span>am ji mikalzo soba ath trian lu<text:span text:style-name="T30">y</text:span>ahe od e<text:span text:style-name="T31">k</text:span>rin Mad <text:span text:style-name="T31">kwãn</text:span>.</text:p>
      <text:p text:style-name="P2"/>
      <text:p text:style-name="P2">Rãs i salman paradiz, o-ekrimi ã<text:span text:style-name="T108">-</text:span>o <text:span text:style-name="T32">y</text:span>alpirga, kwĩn E-ne butmon, od i noas ni paradial, kasarmj u<text:span text:style-name="T109">j</text:span>ar kirlan; od zona<text:span text:style-name="T110">k</text:span> lu<text:span text:style-name="T110">s</text:span>iftian, kors ta vaul zirn tol hami; soba londo od miam kis ta di od es, umadea od pi bliar, othil rit od miam. S no<text:span text:style-name="T111">kw</text:span>ol rit, zakar, zamran, o-ekrimi <text:span text:style-name="T33">Kwãdã</text:span>; od omi<text:span text:style-name="T112">k</text:span>alz ã-i om; bagle papnor i dlugam lonshi, od umplif u<text:span text:style-name="T113">j</text:span>e<text:span text:style-name="T113">j</text:span>i bigliad.</text:p>
      <text:p text:style-name="P2"/>
      <text:p text:style-name="P2">Bazmelo, i ta piripson oln naz avab ox, kasarmj uran kis ujej; di-es abram<text:span text:style-name="T34">j</text:span> baltoha, goho yad; soba mi-an trian ta lol<text:span text:style-name="T35">s</text:span>is abai vovin, od azia<text:span text:style-name="T36">j</text:span>ar rior. Ir<text:span text:style-name="T37">j</text:span>il kis da di-es paox buzd kaozgo, di-es kis, od ip uran teloa <text:span text:style-name="T38">kakërj</text:span> oi salman <text:span text:style-name="T39">lonko</text:span>, od vovina <text:span text:style-name="T39">k</text:span>arbaf! Nĩso, bagle avavago gohon; nĩso, bagle moma<text:span text:style-name="T40">u</text:span> si<text:span text:style-name="T42">-</text:span>a<text:span text:style-name="T40">y</text:span>on, od mabza <text:span text:style-name="T41">Y</text:span>ado i, as, momar, poilp. Nĩs, zamran <text:span text:style-name="T42">s</text:span>i<text:span text:style-name="T42">-</text:span>a<text:span text:style-name="T42">-</text:span>ofi kaozgo, od bliors, od kors i ta abrami<text:span text:style-name="T34">j</text:span>.</text:p>
      <text:p text:style-name="P2"/>
      <text:p text:style-name="P2">Mikalz bran<text:span text:style-name="T114">zj</text:span> <text:span text:style-name="T114">përjel</text:span>, napta <text:span text:style-name="T114">y</text:span>alpor (di-es brin efafafe <text:span text:style-name="T115">pi</text:span> vonfo olani od obza, sob<text:span text:style-name="T115">k</text:span>a upã kis tatan, od tranan balye) alar lu<text:span text:style-name="T115">z</text:span>da sobol, od kis holk s no<text:span text:style-name="T115">kw</text:span>odi <text:span text:style-name="T115">s</text:span>ial. Unal aldon mom kaozgo ta las olor jënei limlal. Ama <text:span text:style-name="T115">kis</text:span> soba madrid zë kis! Õ<text:span text:style-name="T115">anoan</text:span> kis avin<text:span text:style-name="T115">i</text:span> drilpi <text:span text:style-name="T116">kaozjin</text:span>, od butmoni parm zumvi <text:span text:style-name="T116">k</text:span>nila: dazi<text:span text:style-name="T116">s</text:span> ethamz a <text:span text:style-name="T117">k</text:span>ildao, od mirk ozol <text:span text:style-name="T117">kis</text:span> pidi<text:span text:style-name="T117">-</text:span>ai <text:span text:style-name="T117">kolal</text:span>. Ul<text:span text:style-name="T117">s</text:span>inin a sobam u<text:span text:style-name="T117">s</text:span>im, bagle yad <text:span text:style-name="T118">B</text:span>alto kirlan par. Nĩso (od ip ofafafe)! Bagle a kokazb i kors ka unig blior.</text:p>
      <text:p text:style-name="P2"/>
      <text:p text:style-name="P2"><text:soft-page-break/><text:span text:style-name="T133">K</text:span>oraxo kis kormp od blans lu<text:span text:style-name="T134">k</text:span>al aziazior pa<text:span text:style-name="T134">i</text:span>b, soba lilonon kis vir<text:span text:style-name="T135">k</text:span> op eo<text:span text:style-name="T135">f</text:span>an od ra<text:span text:style-name="T135">k</text:span>lir mãsi bagle kaozji, di-es <text:span text:style-name="T135">y</text:span>alpon dosi<text:span text:style-name="T135">j</text:span> od bas<text:span text:style-name="T135">j</text:span>im, od oxex dazis siatris, od salbrox <text:span text:style-name="T136">sinxir</text:span> faboan. Unal kis <text:span text:style-name="T137">k</text:span>onst di-es daox kokazj ol oanio yor eors vohim <text:span text:style-name="T138">jizyax</text:span>, od matb kokazj plo<text:span text:style-name="T138">z</text:span>i molvi, di-es <text:span text:style-name="T139">paje</text:span> ip, lara<text:span text:style-name="T139">j</text:span> om droln<text:span text:style-name="T140"> </text:span>matorb kokazb. Emna el patralx yol<text:span text:style-name="T119">s</text:span>i matb, nomi<text:span text:style-name="T119">j</text:span> monon<text:span text:style-name="T119">z</text:span> olora jënei an<text:span text:style-name="T119">j</text:span>elard. Ohio Ohio Ohio Ohio Ohio Ohio, noib, Ohio <text:span text:style-name="T119">kaozgon</text:span>, bagle madrid i, zirop, <text:span text:style-name="T119">k</text:span>iso drilpa. Nĩso - <text:span text:style-name="T119">k</text:span>rip ip nidali.</text:p>
      <text:p text:style-name="P2"/>
      <text:p text:style-name="P2">Ox<text:span text:style-name="T120">-</text:span>i<text:span text:style-name="T120">-</text:span>ay<text:span text:style-name="T120">-</text:span>al holdo od zirom o k<text:span text:style-name="T133">or</text:span>axo di-es zildar rãsy, od vabzir <text:span text:style-name="T120">k</text:span>amliax od bahal: Nĩso! salman telok; kasarman holk, od ti i ta zë kis soba <text:span text:style-name="T120">k</text:span>ormf i ga. Nĩsa! Bagle abramj non<text:span text:style-name="T121">s</text:span>p. Zakare, ka, od zamran; odo sikle kwã; zorj, lap zirdo noko Mad, hoath Yaida.</text:p>
      <text:p text:style-name="P2"/>
      <text:p text:style-name="P2">Non<text:span text:style-name="T141">s</text:span>i di-es sonf babaje, od kis ob, huba<text:span text:style-name="T141">y</text:span>o tibib alar <text:span text:style-name="T141">atra-a</text:span>, od ef! Drix fafen mi-an, ar E-ne ovof, Soba do-o-ain ã-i i Von<text:span text:style-name="T142">f</text:span>. Zakar, gohus, od zamran; odo sikle kwã; zorj lap zirdo noko Mad, hoath Yaida.</text:p>
      <text:p text:style-name="P2"/>
      <text:p text:style-name="P2">Napeai baba<text:span text:style-name="T122">j</text:span>en, di-es brin v<text:span text:style-name="T122">a</text:span>x õanoa <text:span text:style-name="T122">e</text:span>lring von<text:span text:style-name="T142">f</text:span> doalim, eolis olog orzba di-es kis afa; mikma izro Mad, od lonshi Tox, di-es i umd ã-i gro<text:span text:style-name="T122">z</text:span>b; zakar od zamran; odo sikle kwã; zorj, lap zirdo noko Mad, hoath Yaida.</text:p>
      <text:p text:style-name="P2"/>
      <text:p text:style-name="P3">Noromi bagie, pa<text:span text:style-name="T123">z</text:span>b<text:span text:style-name="T123">z</text:span> Oyad, di-es trint mirk ol thil, dod<text:span text:style-name="T123">z</text:span> tol ham kaozgo homin; di-es brin oroch <text:span text:style-name="T123">kwar</text:span>; mikma bial Oyad, a izro Tox, di-es i um ã-i Baltim; zakar od zamran; odo sikle kwã; zorj, lap zirdo noko Mad, hoath Yaida.</text:p>
      <text:p text:style-name="P2"/>
      <text:p text:style-name="P2">Ils tabãn el yalpërt, kasarman upãhi kis darg, di-es oado kaozji or<text:span text:style-name="T123">zk</text:span>or, di-es omax monas<text:span text:style-name="T124">k</text:span>i Baeovib od emet<text:span text:style-name="T124">j</text:span>is <text:span text:style-name="T125">y</text:span>a<text:span text:style-name="T125">y</text:span>adix: zakar od zamran; odo sikle kwã; zorj, lap zirdo noko Mad, hoath Yaida.</text:p>
      <text:p text:style-name="P2"/>
      <text:p text:style-name="P2">Ils viu yalpërt salman balt, di-es a<text:span text:style-name="T126">k</text:span>ro<text:span text:style-name="T126">-</text:span>odzi buzd, od bliorax balit; di-es insi kaozj lu<text:span text:style-name="T127">z</text:span>dan emod di-es om od tëliob: drilpa <text:span text:style-name="T127">j</text:span>eh ils Mad Zilodarp. Zakar od zamran; odo sikle kwã; zorj, lap zirdo noko Mad, hoath Yaida.</text:p>
      <text:p text:style-name="P2"/>
      <text:p text:style-name="P2">Ils di yalpërt, soba upã kis nanba zixlay dodsi, od brint taxs hubaro tustax <text:span text:style-name="T128">i</text:span>lsi, soba yad i vonpo <text:span text:style-name="T128">unf</text:span>: aldon dax il od toatar. Zakar od zamran; odo sikle kwã; zorj, lap zirdo noko Mad, hoath Yaida.</text:p>
      <text:p text:style-name="P2"/>
      <text:p text:style-name="P2">Ils mikalz olp<text:span text:style-name="T129">ë</text:span>rt yalpërj bliors, di-es odo buzdir Oyad ovoar<text:span text:style-name="T130">z</text:span> kaozgo; kasarmj laiad eran brints <text:span text:style-name="T131">k</text:span>afafam; di-es i umd a kwa loadohi Moz, od maofas: bolp <text:span text:style-name="T132">k</text:span>omo bliort pamt. Zakar od zamran; odo sikle kwã; zorj, lap zirdo noko Mad, hoath Yaida.</text:p>
      <text:p text:style-name="P1"/>
      <text:p text:style-name="P1"><text:span text:style-name="T1">Madriax di-es praf</text:span> TEX, <text:span text:style-name="T1">kis</text:span> <text:span text:style-name="T1">mikalz</text:span> <text:span text:style-name="T1">sãnir</text:span> <text:span text:style-name="T1">kaozgo</text:span>, <text:span text:style-name="T1">od fifis balzizras Yaida! Non</text:span><text:span text:style-name="T2">s</text:span><text:span text:style-name="T1">a</text:span> <text:span text:style-name="T1">gohulim:</text:span> <text:span text:style-name="T1">Mikma</text:span> <text:span text:style-name="T1">ado</text:span><text:span text:style-name="T2">y</text:span><text:span text:style-name="T1">an</text:span> <text:span text:style-name="T1">Mad</text:span>, <text:span text:style-name="T1">yaod</text:span> <text:span text:style-name="T1">bliorb</text:span>, <text:span text:style-name="T1">Soba</text:span> <text:span text:style-name="T1">õanoa</text:span> <text:span text:style-name="T1">kis</text:span> <text:span text:style-name="T1">lu</text:span><text:span text:style-name="T3">s</text:span><text:span text:style-name="T1">iftias peripsol; Di-es abrãsa non</text:span><text:span text:style-name="T3">s</text:span><text:span text:style-name="T1">f netaib</text:span> <text:span text:style-name="T1">kaozji</text:span>, <text:span text:style-name="T1">od</text:span> <text:span text:style-name="T1">tilb</text:span> <text:span text:style-name="T4">adfãt</text:span><text:span text:style-name="T1"> damploz, to</text:span><text:span text:style-name="T4">w</text:span><text:span text:style-name="T1">at non</text:span><text:span text:style-name="T4">s</text:span><text:span text:style-name="T1">f ji mi</text:span><text:span text:style-name="T4">k</text:span><text:span text:style-name="T1">alz oma, </text:span><text:span text:style-name="T4">e</text:span><text:span text:style-name="T1">lra</text:span><text:span text:style-name="T4">z</text:span><text:span text:style-name="T1">d tofglo marb yar</text:span><text:span text:style-name="T4">i</text:span><text:span text:style-name="T1"> Idoigo; od torzulp </text:span><text:span text:style-name="T4">y</text:span><text:span text:style-name="T1">aodaf, goh</text:span><text:span text:style-name="T4">o</text:span><text:span text:style-name="T1">l: kaozga, tabãrd sãnir, od </text:span><text:span text:style-name="T4">k</text:span><text:span text:style-name="T1">risteos </text:span><text:span text:style-name="T5">i</text:span><text:span text:style-name="T1">rpoil tiobl, buzdir tilb noaln paid orzba od dodrmni z</text:span><text:span text:style-name="T5">i</text:span><text:span text:style-name="T1">lna. Elzap tilb, parm </text:span><text:span text:style-name="T5">j</text:span><text:span text:style-name="T1">i peripsax, od ta </text:span><text:span text:style-name="T5">kwë</text:span><text:span text:style-name="T1">rlst boapis. El nibëm, u</text:span><text:span text:style-name="T6">k</text:span><text:span text:style-name="T1">o s</text:span><text:span text:style-name="T6">i</text:span><text:span text:style-name="T1">mp; od </text:span><text:span text:style-name="T6">k</text:span><text:span text:style-name="T1">risteos aj toltorn mirk kwa tiobl lel. Ton pã</text:span><text:span text:style-name="T6">m</text:span><text:span text:style-name="T1">d, dilzmo aspian; od </text:span><text:span text:style-name="T7">k</text:span><text:span text:style-name="T1">risteos aj el tortorn para</text:span><text:span text:style-name="T7">kch</text:span><text:span text:style-name="T1"> a s</text:span><text:span text:style-name="T7">i</text:span><text:span text:style-name="T1">mp. </text:span><text:span text:style-name="T7">K</text:span><text:span text:style-name="T1">ordziz, dodpal od fifalz el smënad; od far</text:span><text:span text:style-name="T7">j</text:span><text:span text:style-name="T1">t, bams oma</text:span><text:span text:style-name="T8">w</text:span><text:span text:style-name="T1">as. </text:span><text:span text:style-name="T8">K</text:span><text:span text:style-name="T1">oni</text:span><text:span text:style-name="T8">z</text:span><text:span text:style-name="T1">bra od avavox, tonug. Or</text:span><text:span text:style-name="T9">zk</text:span><text:span text:style-name="T1">a t</text:span><text:span text:style-name="T9">i</text:span><text:span text:style-name="T1">bël, noasmi tab</text:span><text:span text:style-name="T9">j</text:span><text:span text:style-name="T1">es levithmon</text:span><text:span text:style-name="T9">j</text:span><text:span text:style-name="T1">; un</text:span><text:span text:style-name="T10">k</text:span><text:span text:style-name="T1">i omp tilb or</text:span><text:span text:style-name="T10">z</text:span><text:span text:style-name="T1">. Bagle? </text:span><text:span text:style-name="T10">Mõwa</text:span><text:span text:style-name="T1"> ol </text:span><text:span text:style-name="T10">k</text:span><text:span text:style-name="T1">ordziz. El </text:span><text:span text:style-name="T10">k</text:span><text:span text:style-name="T1">apimao ixomaxip, od ka kokazb gosã; baglen pi tianta a babalond, od far</text:span><text:span text:style-name="T10">j</text:span><text:span text:style-name="T1">t telo</text:span><text:span text:style-name="T11">k</text:span><text:span text:style-name="T1"> vovim. Madriax, torzu! Oadriax orocha, aboapri. Tabãri priaz ar tabas; adërpan kors ta dobix; yol</text:span><text:span text:style-name="T12">k</text:span><text:span text:style-name="T1">am priazi ar </text:span><text:span text:style-name="T12">k</text:span><text:span text:style-name="T1">oazior, od </text:span><text:span text:style-name="T13">kw</text:span><text:span text:style-name="T1">asb </text:span><text:span text:style-name="T13">kwë</text:span><text:span text:style-name="T1">ting. Ripir paoxt saga </text:span><text:span text:style-name="T14">k</text:span><text:span text:style-name="T1">or; umël od përdzar, </text:span><text:span text:style-name="T15">kakërj</text:span><text:span text:style-name="T1"> a-oive-a</text:span><text:span text:style-name="T16">i</text:span><text:span text:style-name="T1"> ormpt. Torzu, zakar, od zamran aspt sibsi butmona, di-es surzas Tia baltan; odo sikle kwã, od ozazma plapli </text:span><text:span text:style-name="T17">y</text:span><text:span text:style-name="T1">adnamad.</text:span></text:p>
      <text:p text:style-name="P1"/>
      <text:p text:style-name="P1"><text:soft-page-break/><text:span text:style-name="T1">Madriax di-es praf</text:span> RII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pan text:style-name="T1">Madriax di-es praf</text:span> BAG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pan text:style-name="T1">Madriax di-es praf</text:span> ZAA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pan text:style-name="T1">Madriax di-es praf</text:span> DES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<text:soft-page-break/>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pan text:style-name="T1">Madriax di-es praf</text:span> VTI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pan text:style-name="T1">Madriax di-es praf</text:span> NIA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pan text:style-name="T1">Madriax di-es praf</text:span> TOR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oft-page-break/><text:span text:style-name="T1">Madriax di-es praf</text:span> LI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pan text:style-name="T1">Madriax di-es praf</text:span> ASP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pan text:style-name="T1">Madriax di-es praf</text:span> KHR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pan text:style-name="T1">Madriax di-es praf</text:span> POP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<text:soft-page-break/>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pan text:style-name="T1">Madriax di-es praf</text:span> ZE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pan text:style-name="T1">Madriax di-es praf</text:span> TA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pan text:style-name="T1">Madriax di-es praf</text:span> LEA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oft-page-break/><text:span text:style-name="T1">Madriax di-es praf</text:span> OXO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pan text:style-name="T1">Madriax di-es praf</text:span> VTR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pan text:style-name="T1">Madriax di-es praf</text:span> ZIM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pan text:style-name="T1">Madriax di-es praf</text:span> LOE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<text:soft-page-break/>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pan text:style-name="T1">Madriax di-es praf</text:span> IKH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pan text:style-name="T1">Madriax di-es praf</text:span> ZAX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pan text:style-name="T1">Madriax di-es praf</text:span> ZIP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oft-page-break/><text:span text:style-name="T1">Madriax di-es praf</text:span> ZID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pan text:style-name="T1">Madriax di-es praf</text:span> DEO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pan text:style-name="T1">Madriax di-es praf</text:span> MAZ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pan text:style-name="T1">Madriax di-es praf</text:span> LIT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<text:soft-page-break/>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pan text:style-name="T1">Madriax di-es praf</text:span> PAZ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pan text:style-name="T1">Madriax di-es praf</text:span> ZOM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pan text:style-name="T1">Madriax di-es praf</text:span> AR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<text:soft-page-break/><text:span text:style-name="T1">Madriax di-es praf</text:span> LIL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<text:span text:style-name="T1">õanoa</text:span>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<text:span text:style-name="T1">tilb</text:span>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<text:span text:style-name="T1">buzdir</text:span> <text:span text:style-name="T1">tilb</text:span> noaln paid <text:span text:style-name="T1">orzba</text:span> <text:span text:style-name="T1">od</text:span> dodrmni zylna<text:span text:style-name="T1">.</text:span> Elzap <text:span text:style-name="T1">tilb</text:span>, <text:span text:style-name="T1">parm</text:span>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<text:span text:style-name="T1">mirk</text:span>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<text:span text:style-name="T1">tilb</text:span>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12:53.254444559</meta:creation-date>
    <meta:generator>LibreOffice/6.2.6.2$Linux_X86_64 LibreOffice_project/20$Build-2</meta:generator>
    <dc:date>2019-09-07T22:23:24.752357103</dc:date>
    <meta:editing-duration>PT9H35M</meta:editing-duration>
    <meta:editing-cycles>305</meta:editing-cycles>
    <meta:document-statistic meta:table-count="0" meta:image-count="0" meta:object-count="0" meta:page-count="11" meta:paragraph-count="48" meta:word-count="6622" meta:character-count="40196" meta:non-whitespace-character-count="33622"/>
  </office:meta>
</office:document-meta>
</file>